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B Nazanin" svg:font-family="'B Nazanin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name-complex="B Nazanin" style:font-size-complex="14pt"/>
    </style:style>
    <style:style style:name="P3" style:family="paragraph" style:parent-style-name="Standard">
      <style:paragraph-properties fo:margin-left="0.5in" fo:margin-right="0in" fo:text-indent="0in" style:auto-text-indent="false"/>
      <style:text-properties fo:font-size="14pt" style:font-size-asian="14pt" style:font-name-complex="B Nazanin" style:font-size-complex="14pt"/>
    </style:style>
    <style:style style:name="P4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4pt" officeooo:rsid="001a6a4b" officeooo:paragraph-rsid="001a6a4b" style:font-size-asian="14pt" style:font-name-complex="B Nazanin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style:font-size-asian="14pt" style:font-name-complex="B Nazanin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name-complex="B Nazanin" style:font-size-complex="14pt" style:font-weight-complex="bold"/>
    </style:style>
    <style:style style:name="P7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8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officeooo:paragraph-rsid="001a6a4b"/>
    </style:style>
    <style:style style:name="P9" style:family="paragraph" style:parent-style-name="Standard" style:list-style-name="WWNum1">
      <style:paragraph-properties fo:text-align="justify" style:justify-single-word="false"/>
    </style:style>
    <style:style style:name="P10" style:family="paragraph" style:parent-style-name="Standard" style:list-style-name="WWNum1">
      <style:paragraph-properties fo:text-align="justify" style:justify-single-word="false"/>
      <style:text-properties fo:font-size="14pt" style:font-size-asian="14pt" style:font-name-complex="B Nazanin" style:font-size-complex="14pt"/>
    </style:style>
    <style:style style:name="T1" style:family="text">
      <style:text-properties fo:font-size="14pt" style:font-size-asian="14pt" style:font-name-complex="B Nazanin" style:font-size-complex="14pt"/>
    </style:style>
    <style:style style:name="T2" style:family="text">
      <style:text-properties fo:font-size="14pt" officeooo:rsid="001918fd" style:font-size-asian="14pt" style:font-name-complex="B Nazanin" style:font-size-complex="14pt"/>
    </style:style>
    <style:style style:name="T3" style:family="text">
      <style:text-properties fo:font-size="14pt" officeooo:rsid="001a6a4b" style:font-size-asian="14pt" style:font-name-complex="B Nazanin" style:font-size-complex="14pt"/>
    </style:style>
    <style:style style:name="T4" style:family="text">
      <style:text-properties fo:font-size="14pt" officeooo:rsid="001d34b0" style:font-size-asian="14pt" style:font-name-complex="B Nazanin" style:font-size-complex="14pt"/>
    </style:style>
    <style:style style:name="T5" style:family="text">
      <style:text-properties fo:font-size="14pt" officeooo:rsid="001f17f7" style:font-size-asian="14pt" style:font-name-complex="B Nazanin" style:font-size-complex="14pt"/>
    </style:style>
    <style:style style:name="T6" style:family="text">
      <style:text-properties fo:font-size="14pt" fo:font-weight="bold" style:font-size-asian="14pt" style:font-weight-asian="bold" style:font-name-complex="B Nazanin" style:font-size-complex="14pt" style:font-weight-complex="bold"/>
    </style:style>
    <style:style style:name="T7" style:family="text">
      <style:text-properties style:font-name="Cambria" fo:font-size="14pt" fo:font-weight="bold" style:font-size-asian="14pt" style:font-weight-asian="bold" style:font-name-complex="Cambria1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بسمه تعالی</text:p>
      <text:p text:style-name="P1"><text:span text:style-name="T1">فراخوان طرح</text:span><text:span text:style-name="T2">‌</text:span><text:span text:style-name="T1">های پژوهشی باشگاه پژوهشگران جوان و نخبگان</text:span></text:p>
      <text:p text:style-name="P2"/>
      <text:p text:style-name="P6">معرفی رویداد:</text:p>
      <text:p text:style-name="P5">باشگاه پژوهشگران جوان و نخبگان با هدف شناسایی و ایجاد رقابت میان پژوهشگران حوزه‌های فناوری، اقدام به برگزاری رویدادهای فصلی می‌نماید. این رویدادها به منظور ایجاد بستری برای هم‌افزایی و همکاری میان نخبگان و پژوهشگران با پتانسیل بالا طراحی شده است. هر فصل، محورها و موضوعات پژوهشی خاصی که منطبق بر برنامه علمی پایش آزاد هستند، معرفی خواهد شد تا پژوهشگران بتوانند ایده‌های نوآورانه خود را در این زمینه‌ها ارائه دهند.</text:p>
      <text:p text:style-name="P6">محورهای پژوهشی:</text:p>
      <text:p text:style-name="P5">در هر فصل، محورهای پژوهشی جدیدی ارائه می‌شود که از برنامه علمی استخراج می‌شوند. این محورها به پژوهشگران کمک می‌کند تا تمرکز خود را بر روی موضوعات مهم و روز دنیا قرار دهند. در اولین فصل این رویداد، محورهای پژوهشی متنوعی در زمینه هوش مصنوعی ارائه خواهد شد.</text:p>
      <text:p text:style-name="P6">مزایای حضور پژوهشگران:</text:p>
      <text:list xml:id="list2920065005" text:style-name="WWNum1">
        <text:list-item>
          <text:p text:style-name="P9"><text:span text:style-name="T6">شبکه‌سازی:</text:span><text:span text:style-name="T7"> </text:span><text:span text:style-name="T1">برقراری ارتباط با پژوهشگران و متخصصان دیگر در حوزه‌های مرتبط.</text:span></text:p>
        </text:list-item>
        <text:list-item>
          <text:p text:style-name="P9"><text:span text:style-name="T6">دریافت منتورینگ:</text:span><text:span text:style-name="T7"> </text:span><text:span text:style-name="T1">بهره‌مندی از مشاوره‌های تخصصی و راهنمایی از سوی اساتید دانشگاهی.</text:span></text:p>
        </text:list-item>
        <text:list-item>
          <text:p text:style-name="P9"><text:span text:style-name="T6">دریافت حمایت مالی: </text:span><text:span text:style-name="T1">امکان دریافت حمایت مالی برای اجرای طرح‌های پژوهشی منتخب.</text:span></text:p>
        </text:list-item>
        <text:list-item>
          <text:p text:style-name="P9"><text:span text:style-name="T6">معرفی به صنعت:</text:span><text:span text:style-name="T7"> </text:span><text:span text:style-name="T1">فرصتی برای معرفی ایده‌ها و طرح‌های پژوهشی به صنایع مرتبط با برنامه علمی.</text:span></text:p>
        </text:list-item>
        <text:list-item>
          <text:p text:style-name="P9"><text:span text:style-name="T6">توسعه مهارت‌ها:</text:span><text:span text:style-name="T7"> </text:span><text:span text:style-name="T1">شرکت در کارگاه‌ها و دوره‌های آموزشی برای بهبود مهارت‌های پژوهشی و مدیریتی.</text:span></text:p>
        </text:list-item>
        <text:list-item>
          <text:p text:style-name="P9"><text:span text:style-name="T6">قدردانی و جوایز:</text:span><text:span text:style-name="T7"> </text:span><text:span text:style-name="T1">امکان دریافت جوایز و تقدیرنامه‌ها برای طرح‌های برتر. جوایز برای طرح</text:span><text:span text:style-name="T2">‌</text:span><text:span text:style-name="T1">های برتر به شرح زیر می</text:span><text:span text:style-name="T2">‌</text:span><text:span text:style-name="T1">باشد:</text:span></text:p>
          <text:list>
            <text:list-item>
              <text:p text:style-name="P10">10 میلیون تومان برای طرح های کارشناسی</text:p>
            </text:list-item>
            <text:list-item>
              <text:p text:style-name="P9"><text:span text:style-name="T1">15 میلیون تومان برای طرح</text:span><text:span text:style-name="T2">‌</text:span><text:span text:style-name="T1">های کارشناسی ارشد</text:span></text:p>
            </text:list-item>
            <text:list-item>
              <text:p text:style-name="P9"><text:span text:style-name="T1">20 میلیون تومان برای طرح</text:span><text:span text:style-name="T2">‌</text:span><text:span text:style-name="T1">های دکتری</text:span><text:bookmark text:name="_GoBack"/></text:p>
            </text:list-item>
          </text:list>
        </text:list-item>
      </text:list>
      <text:p text:style-name="P7"><text:span text:style-name="T1">از پژوهشگران و تیم‌های علاقه‌مند دعوت می‌شود تا با ارسال طرح‌های پژوهشی خود، در این رویدادهای فصلی شرکت کنند و به جمع نخبگان علمی بپیوندند. برای اطلاعات بیشتر و ثبت‌نام، لطفاً به وب‌سایت باشگاه بایش به آدرس </text:span><text:a xlink:type="simple" xlink:href="https://bpj.iau.ir/payesh" text:style-name="Internet_20_link" text:visited-style-name="Visited_20_Internet_20_Link"><text:span text:style-name="Internet_20_link"><text:span text:style-name="T1">https://bpj.iau.ir/payesh</text:span></text:span></text:a><text:span text:style-name="T1"> مراجعه کنید.</text:span></text:p>
      <text:p text:style-name="P3"/>
      <text:p text:style-name="P4">نکات: </text:p>
      <text:p text:style-name="P4">۱ - طرح‌ها باید به صورت تیمی ارائه شود.</text:p>
      <text:p text:style-name="P8"><text:span text:style-name="T3">۲ – باشگاه به عنوان یک شتابدهنده </text:span><text:span text:style-name="T4">برای تیم‌ها محسوب می‌شود. پس از اینکه طرح پیش رفت </text:span><text:span text:style-name="T5">مقدمّات ارتباط با بهره‌برداران انجام خواهد شد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B Nazanin" svg:font-family="'B Nazanin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end" style:justify-single-word="false" fo:orphans="2" fo:widows="2" style:writing-mode="rl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rl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ct</meta:initial-creator>
    <meta:editing-cycles>8</meta:editing-cycles>
    <meta:creation-date>2025-01-25T08:05:00</meta:creation-date>
    <dc:date>2025-01-28T11:55:51.166355268</dc:date>
    <meta:editing-duration>PT2H19M15S</meta:editing-duration>
    <meta:generator>LibreOffice/7.3.7.2$Linux_X86_64 LibreOffice_project/30$Build-2</meta:generator>
    <meta:document-statistic meta:table-count="0" meta:image-count="0" meta:object-count="0" meta:page-count="1" meta:paragraph-count="20" meta:word-count="322" meta:character-count="1807" meta:non-whitespace-character-count="1512"/>
    <meta:user-defined meta:name="AppVersion">16.0000</meta:user-defined>
    <meta:template xlink:type="simple" xlink:actuate="onRequest" xlink:title="Normal" xlink:href=""/>
  </office:meta>
</office:document-meta>
</file>